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om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office:value-type="string" calcext:value-type="string">
            <text:p>L2C Prefetch</text:p>
          </table:table-cell>
          <table:table-cell office:value-type="string" calcext:value-type="string">
            <text:p>LLC Prefetch</text:p>
          </table:table-cell>
          <table:table-cell office:value-type="string" calcext:value-type="string">
            <text:p>Total Addresses Passed</text:p>
          </table:table-cell>
          <table:table-cell office:value-type="string" calcext:value-type="string">
            <text:p>L2C Accuracy</text:p>
          </table:table-cell>
          <table:table-cell office:value-type="string" calcext:value-type="string">
            <text:p>LLC Accuracy</text:p>
          </table:table-cell>
          <table:table-cell office:value-type="string" calcext:value-type="string">
            <text:p>DRAM BW</text:p>
          </table:table-cell>
        </table:table-row>
        <table:table-row table:style-name="ro1">
          <table:table-cell office:value-type="string" calcext:value-type="string">
            <text:p>SPP</text:p>
          </table:table-cell>
          <table:table-cell office:value-type="float" office:value="55.7462707" calcext:value-type="float">
            <text:p>55.7462707</text:p>
          </table:table-cell>
          <table:table-cell office:value-type="float" office:value="227529820" calcext:value-type="float">
            <text:p>227529820</text:p>
          </table:table-cell>
          <table:table-cell office:value-type="float" office:value="636513697" calcext:value-type="float">
            <text:p>636513697</text:p>
          </table:table-cell>
          <table:table-cell office:value-type="float" office:value="1604690952" calcext:value-type="float">
            <text:p>1604690952</text:p>
          </table:table-cell>
          <table:table-cell office:value-type="float" office:value="0.964050378" calcext:value-type="float">
            <text:p>0.964050378</text:p>
          </table:table-cell>
          <table:table-cell office:value-type="float" office:value="0.418412465" calcext:value-type="float">
            <text:p>0.418412465</text:p>
          </table:table-cell>
          <table:table-cell office:value-type="float" office:value="704584031" calcext:value-type="float">
            <text:p>704584031</text:p>
          </table:table-cell>
        </table:table-row>
        <table:table-row table:style-name="ro1">
          <table:table-cell office:value-type="string" calcext:value-type="string">
            <text:p>SPP Critical Less BW</text:p>
          </table:table-cell>
          <table:table-cell office:value-type="float" office:value="55.5897217" calcext:value-type="float">
            <text:p>55.5897217</text:p>
          </table:table-cell>
          <table:table-cell office:value-type="float" office:value="226479079" calcext:value-type="float">
            <text:p>226479079</text:p>
          </table:table-cell>
          <table:table-cell office:value-type="float" office:value="605763823" calcext:value-type="float">
            <text:p>605763823</text:p>
          </table:table-cell>
          <table:table-cell office:value-type="float" office:value="1303979380" calcext:value-type="float">
            <text:p>1303979380</text:p>
          </table:table-cell>
          <table:table-cell office:value-type="float" office:value="0.9776411" calcext:value-type="float">
            <text:p>0.9776411</text:p>
          </table:table-cell>
          <table:table-cell office:value-type="float" office:value="0.385165561" calcext:value-type="float">
            <text:p>0.385165561</text:p>
          </table:table-cell>
          <table:table-cell office:value-type="float" office:value="665309389" calcext:value-type="float">
            <text:p>665309389</text:p>
          </table:table-cell>
        </table:table-row>
        <table:table-row table:style-name="ro1">
          <table:table-cell office:value-type="string" calcext:value-type="string">
            <text:p>SPP critical High BW </text:p>
          </table:table-cell>
          <table:table-cell office:value-type="float" office:value="55.185686" calcext:value-type="float">
            <text:p>55.185686</text:p>
          </table:table-cell>
          <table:table-cell office:value-type="float" office:value="576655087" calcext:value-type="float">
            <text:p>576655087</text:p>
          </table:table-cell>
          <table:table-cell office:value-type="float" office:value="859353279" calcext:value-type="float">
            <text:p>859353279</text:p>
          </table:table-cell>
          <table:table-cell office:value-type="float" office:value="1296032805" calcext:value-type="float">
            <text:p>1296032805</text:p>
          </table:table-cell>
          <table:table-cell office:value-type="float" office:value="0.784787137" calcext:value-type="float">
            <text:p>0.784787137</text:p>
          </table:table-cell>
          <table:table-cell office:value-type="float" office:value="0.108736379" calcext:value-type="float">
            <text:p>0.108736379</text:p>
          </table:table-cell>
          <table:table-cell office:value-type="float" office:value="917194945" calcext:value-type="float">
            <text:p>917194945</text:p>
          </table:table-cell>
        </table:table-row>
        <table:table-row table:style-name="ro1">
          <table:table-cell office:value-type="string" calcext:value-type="string">
            <text:p>SPP Critical</text:p>
          </table:table-cell>
          <table:table-cell office:value-type="float" office:value="55.6378522" calcext:value-type="float">
            <text:p>55.6378522</text:p>
          </table:table-cell>
          <table:table-cell office:value-type="float" office:value="220531790" calcext:value-type="float">
            <text:p>220531790</text:p>
          </table:table-cell>
          <table:table-cell office:value-type="float" office:value="616946176" calcext:value-type="float">
            <text:p>616946176</text:p>
          </table:table-cell>
          <table:table-cell office:value-type="float" office:value="1307797368" calcext:value-type="float">
            <text:p>1307797368</text:p>
          </table:table-cell>
          <table:table-cell office:value-type="float" office:value="0.970897652" calcext:value-type="float">
            <text:p>0.970897652</text:p>
          </table:table-cell>
          <table:table-cell office:value-type="float" office:value="0.42065507" calcext:value-type="float">
            <text:p>0.42065507</text:p>
          </table:table-cell>
          <table:table-cell office:value-type="float" office:value="684763668" calcext:value-type="float">
            <text:p>684763668</text:p>
          </table:table-cell>
        </table:table-row>
        <table:table-row table:style-name="ro1">
          <table:table-cell office:value-type="string" calcext:value-type="string">
            <text:p>SPP Changed TH</text:p>
          </table:table-cell>
          <table:table-cell office:value-type="float" office:value="55.9683784" calcext:value-type="float">
            <text:p>55.9683784</text:p>
          </table:table-cell>
          <table:table-cell office:value-type="float" office:value="325547061" calcext:value-type="float">
            <text:p>325547061</text:p>
          </table:table-cell>
          <table:table-cell office:value-type="float" office:value="597015570" calcext:value-type="float">
            <text:p>597015570</text:p>
          </table:table-cell>
          <table:table-cell office:value-type="float" office:value="1635285200" calcext:value-type="float">
            <text:p>1635285200</text:p>
          </table:table-cell>
          <table:table-cell office:value-type="float" office:value="0.965217416" calcext:value-type="float">
            <text:p>0.965217416</text:p>
          </table:table-cell>
          <table:table-cell office:value-type="float" office:value="0.213582252" calcext:value-type="float">
            <text:p>0.213582252</text:p>
          </table:table-cell>
          <table:table-cell office:value-type="float" office:value="642785161" calcext:value-type="float">
            <text:p>64278516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Het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office:value-type="string" calcext:value-type="string">
            <text:p>L2C Prefetch</text:p>
          </table:table-cell>
          <table:table-cell office:value-type="string" calcext:value-type="string">
            <text:p>LLC Prefetch</text:p>
          </table:table-cell>
          <table:table-cell office:value-type="string" calcext:value-type="string">
            <text:p>Total Address Passed</text:p>
          </table:table-cell>
          <table:table-cell office:value-type="string" calcext:value-type="string">
            <text:p>L2C Accuracy</text:p>
          </table:table-cell>
          <table:table-cell office:value-type="string" calcext:value-type="string">
            <text:p>LLC Accuracy</text:p>
          </table:table-cell>
          <table:table-cell office:value-type="string" calcext:value-type="string">
            <text:p>DRAM BW</text:p>
          </table:table-cell>
        </table:table-row>
        <table:table-row table:style-name="ro1">
          <table:table-cell office:value-type="string" calcext:value-type="string">
            <text:p>SPP</text:p>
          </table:table-cell>
          <table:table-cell office:value-type="float" office:value="60.573213" calcext:value-type="float">
            <text:p>60.573213</text:p>
          </table:table-cell>
          <table:table-cell office:value-type="float" office:value="421426427" calcext:value-type="float">
            <text:p>421426427</text:p>
          </table:table-cell>
          <table:table-cell office:value-type="float" office:value="901113198" calcext:value-type="float">
            <text:p>901113198</text:p>
          </table:table-cell>
          <table:table-cell office:value-type="float" office:value="2651597091" calcext:value-type="float">
            <text:p>2651597091</text:p>
          </table:table-cell>
          <table:table-cell office:value-type="float" office:value="0.974972533" calcext:value-type="float">
            <text:p>0.974972533</text:p>
          </table:table-cell>
          <table:table-cell office:value-type="float" office:value="0.458093392" calcext:value-type="float">
            <text:p>0.458093392</text:p>
          </table:table-cell>
          <table:table-cell office:value-type="float" office:value="938929450" calcext:value-type="float">
            <text:p>938929450</text:p>
          </table:table-cell>
        </table:table-row>
        <table:table-row table:style-name="ro1">
          <table:table-cell office:value-type="string" calcext:value-type="string">
            <text:p>SPP Critical Less BW</text:p>
          </table:table-cell>
          <table:table-cell office:value-type="float" office:value="60.180889" calcext:value-type="float">
            <text:p>60.180889</text:p>
          </table:table-cell>
          <table:table-cell office:value-type="float" office:value="414997961" calcext:value-type="float">
            <text:p>414997961</text:p>
          </table:table-cell>
          <table:table-cell office:value-type="float" office:value="798897079" calcext:value-type="float">
            <text:p>798897079</text:p>
          </table:table-cell>
          <table:table-cell office:value-type="float" office:value="1813686553" calcext:value-type="float">
            <text:p>1813686553</text:p>
          </table:table-cell>
          <table:table-cell office:value-type="float" office:value="0.96920136" calcext:value-type="float">
            <text:p>0.96920136</text:p>
          </table:table-cell>
          <table:table-cell office:value-type="float" office:value="0.447273059" calcext:value-type="float">
            <text:p>0.447273059</text:p>
          </table:table-cell>
          <table:table-cell office:value-type="float" office:value="836283522" calcext:value-type="float">
            <text:p>836283522</text:p>
          </table:table-cell>
        </table:table-row>
        <table:table-row table:style-name="ro1">
          <table:table-cell office:value-type="string" calcext:value-type="string">
            <text:p>SPP critical High BW </text:p>
          </table:table-cell>
          <table:table-cell office:value-type="float" office:value="59.916956" calcext:value-type="float">
            <text:p>59.916956</text:p>
          </table:table-cell>
          <table:table-cell office:value-type="float" office:value="1229935641" calcext:value-type="float">
            <text:p>1229935641</text:p>
          </table:table-cell>
          <table:table-cell office:value-type="float" office:value="985763436" calcext:value-type="float">
            <text:p>985763436</text:p>
          </table:table-cell>
          <table:table-cell office:value-type="float" office:value="1797418310" calcext:value-type="float">
            <text:p>1797418310</text:p>
          </table:table-cell>
          <table:table-cell office:value-type="float" office:value="0.7210903" calcext:value-type="float">
            <text:p>0.7210903</text:p>
          </table:table-cell>
          <table:table-cell office:value-type="float" office:value="0.096179041" calcext:value-type="float">
            <text:p>0.096179041</text:p>
          </table:table-cell>
          <table:table-cell office:value-type="float" office:value="1011228342" calcext:value-type="float">
            <text:p>1011228342</text:p>
          </table:table-cell>
        </table:table-row>
        <table:table-row table:style-name="ro1">
          <table:table-cell office:value-type="string" calcext:value-type="string">
            <text:p>SPP Critical</text:p>
          </table:table-cell>
          <table:table-cell office:value-type="float" office:value="59.78774" calcext:value-type="float">
            <text:p>59.78774</text:p>
          </table:table-cell>
          <table:table-cell office:value-type="float" office:value="368186705" calcext:value-type="float">
            <text:p>368186705</text:p>
          </table:table-cell>
          <table:table-cell office:value-type="float" office:value="801532738" calcext:value-type="float">
            <text:p>801532738</text:p>
          </table:table-cell>
          <table:table-cell office:value-type="float" office:value="1825708231" calcext:value-type="float">
            <text:p>1825708231</text:p>
          </table:table-cell>
          <table:table-cell office:value-type="float" office:value="0.977329564" calcext:value-type="float">
            <text:p>0.977329564</text:p>
          </table:table-cell>
          <table:table-cell office:value-type="float" office:value="0.48603752" calcext:value-type="float">
            <text:p>0.48603752</text:p>
          </table:table-cell>
          <table:table-cell office:value-type="float" office:value="839805654" calcext:value-type="float">
            <text:p>839805654</text:p>
          </table:table-cell>
        </table:table-row>
        <table:table-row table:style-name="ro1">
          <table:table-cell office:value-type="string" calcext:value-type="string">
            <text:p>SPP Changed TH</text:p>
          </table:table-cell>
          <table:table-cell office:value-type="float" office:value="60.932776" calcext:value-type="float">
            <text:p>60.932776</text:p>
          </table:table-cell>
          <table:table-cell office:value-type="float" office:value="615343319" calcext:value-type="float">
            <text:p>615343319</text:p>
          </table:table-cell>
          <table:table-cell office:value-type="float" office:value="884835654" calcext:value-type="float">
            <text:p>884835654</text:p>
          </table:table-cell>
          <table:table-cell office:value-type="float" office:value="2653784512" calcext:value-type="float">
            <text:p>2653784512</text:p>
          </table:table-cell>
          <table:table-cell office:value-type="float" office:value="0.972842915" calcext:value-type="float">
            <text:p>0.972842915</text:p>
          </table:table-cell>
          <table:table-cell office:value-type="float" office:value="0.264187753" calcext:value-type="float">
            <text:p>0.264187753</text:p>
          </table:table-cell>
          <table:table-cell office:value-type="float" office:value="916171774" calcext:value-type="float">
            <text:p>916171774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00:15:01.418465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3:12:24.622410463</meta:creation-date>
    <dc:date>2020-05-31T00:46:16.089756817</dc:date>
    <meta:editing-duration>PT15H31M10S</meta:editing-duration>
    <meta:editing-cycles>8</meta:editing-cycles>
    <meta:generator>LibreOffice/6.0.7.3$Linux_X86_64 LibreOffice_project/00m0$Build-3</meta:generator>
    <meta:document-statistic meta:table-count="1" meta:cell-count="97" meta:object-count="0"/>
  </office:meta>
</office:document-meta>
</file>